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fo:break-before="page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style:text-underline-style="none"/>
    </style:style>
    <style:style style:name="P6" style:family="paragraph" style:parent-style-name="Standard">
      <style:paragraph-properties fo:text-align="justify" style:justify-single-word="false"/>
      <style:text-properties style:text-underline-style="none"/>
    </style:style>
    <style:style style:name="P7" style:family="paragraph" style:parent-style-name="Standard">
      <style:paragraph-properties fo:text-align="justify" style:justify-single-word="false"/>
      <style:text-properties style:text-underline-style="none"/>
    </style:style>
    <style:style style:name="P8" style:family="paragraph" style:parent-style-name="Standard" style:list-style-name="L1">
      <style:paragraph-properties fo:text-align="justify" style:justify-single-word="false"/>
      <style:text-properties style:text-underline-style="none"/>
    </style:style>
    <style:style style:name="P9" style:family="paragraph" style:parent-style-name="Standard" style:list-style-name="L3">
      <style:paragraph-properties fo:text-align="justify" style:justify-single-word="false"/>
      <style:text-properties style:text-underline-style="none"/>
    </style:style>
    <style:style style:name="P10" style:family="paragraph" style:parent-style-name="Standard" style:list-style-name="L3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Échanges du 01/04</text:p>
          </table:table-cell>
        </table:table-row>
      </table:table>
      <text:p text:style-name="P1"/>
      <text:p text:style-name="P2"><text:span text:style-name="T1">Présents</text:span> </text:p>
      <text:p text:style-name="P2">Hippolyte Mouthier</text:p>
      <text:p text:style-name="P2">Philémon Renaud</text:p>
      <text:p text:style-name="P2">Clément Drouadaine</text:p>
      <text:p text:style-name="P2">Mohammed Amjad Lasri</text:p>
      <text:p text:style-name="P2">Régis Cuissard</text:p>
      <text:p text:style-name="P2"/>
      <text:p text:style-name="P3">SUJETS ABORDÉS :</text:p>
      <text:p text:style-name="P3"/>
      <text:list xml:id="list7308365531453966735" text:style-name="L3">
        <text:list-item>
          <text:p text:style-name="P9">La question du temps de calcul n'est pas dans le cahier des charges. Cependant, sans le prendre en compte, le service ne marcherait pas bien.</text:p>
        </text:list-item>
        <text:list-item>
          <text:p text:style-name="P10"><text:span text:style-name="T2">Doit-on prendre en compte le temps de calcul ? Peut-on paralléliser un équivalent à MicMacManager?</text:span></text:p>
        </text:list-item>
        <text:list-item>
          <text:p text:style-name="P10"><text:span text:style-name="T2">qui est vraiment le client? Qui décide? Et surtout qui reçoit le livrable à la fin?</text:span></text:p>
        </text:list-item>
      </text:list>
      <text:p text:style-name="P6"/>
      <text:p text:style-name="P4">À faire :</text:p>
      <text:list xml:id="list2032477541220925499" text:style-name="L1">
        <text:list-item>
          <text:p text:style-name="P8">analyse de la réponse de l'existant au besoin :</text:p>
          <text:list>
            <text:list-item>
              <text:list>
                <text:list-item>
                  <text:p text:style-name="P8">évaluation selon les points du cahier des charges :</text:p>
                  <text:list>
                    <text:list-item>
                      <text:list>
                        <text:list-item>
                          <text:p text:style-name="P8">simplicité d'utilisation ;</text:p>
                        </text:list-item>
                        <text:list-item>
                          <text:p text:style-name="P8">simplicité d'installation ;</text:p>
                        </text:list-item>
                        <text:list-item>
                          <text:p text:style-name="P8">gestion des erreurs : bugs, reprise de chantier avec ajout de photos en cours de route ;</text:p>
                        </text:list-item>
                        <text:list-item>
                          <text:p text:style-name="P8">livraison en français mais possibilité de traduire facilement ;</text:p>
                        </text:list-item>
                        <text:list-item>
                          <text:p text:style-name="P8">sécurité de la base de données ;</text:p>
                        </text:list-item>
                        <text:list-item>
                          <text:p text:style-name="P8">dimensionnement des données : </text:p>
                          <text:p text:style-name="P8"><text:tab/><text:tab/>- sur serveur = quota ;</text:p>
                          <text:p text:style-name="P8"><text:tab/><text:tab/>- en local : prévenir si plus de place.</text:p>
                        </text:list-item>
                        <text:list-item>
                          <text:p text:style-name="P8">évolutivité pour ajout facile de nouvelles configurations MicMac.</text:p>
                          <text:p text:style-name="P8"/>
                        </text:list-item>
                      </text:list>
                    </text:list-item>
                  </text:list>
                </text:list-item>
                <text:list-item>
                  <text:p text:style-name="P8">qu'est-ce qu'il manque aujourd'hui ?</text:p>
                  <text:list>
                    <text:list-item>
                      <text:list>
                        <text:list-item>
                          <text:p text:style-name="P8">Un packaging de l'application (installation facile)</text:p>
                        </text:list-item>
                        <text:list-item>
                          <text:p text:style-name="P8">De la sécurité?</text:p>
                        </text:list-item>
                      </text:list>
                    </text:list-item>
                  </text:list>
                </text:list-item>
                <text:list-item>
                  <text:p text:style-name="P8">interface web Izimic + MicMacManager ?</text:p>
                </text:list-item>
                <text:list-item>
                  <text:p text:style-name="P8">droits de déploiement MicMacManager ?</text:p>
                </text:list-item>
              </text:list>
            </text:list-item>
          </text:list>
        </text:list-item>
      </text:list>
      <text:p text:style-name="P6"/>
      <text:p text:style-name="P6">Si on choisit de garder l'interface Izimic php, il faut la tester en pofondeur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03T17:12:43.563797787</meta:creation-date>
    <meta:generator>OpenOffice/4.1.1$Win32 OpenOffice.org_project/411m6$Build-9775</meta:generator>
    <dc:date>2015-04-08T16:38:05.37</dc:date>
    <meta:editing-duration>PT2H15M38S</meta:editing-duration>
    <meta:editing-cycles>85</meta:editing-cycles>
    <dc:creator>Philémon Renaud</dc:creator>
    <meta:document-statistic meta:table-count="1" meta:image-count="0" meta:object-count="0" meta:page-count="1" meta:paragraph-count="29" meta:word-count="217" meta:character-count="1226"/>
  </office:meta>
</office:document-meta>
</file>